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3dffd" officeooo:paragraph-rsid="0013dffd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dffd" officeooo:paragraph-rsid="0013dff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dffd" officeooo:paragraph-rsid="0013dff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dffd" officeooo:paragraph-rsid="0013dff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dffd" officeooo:paragraph-rsid="0013dff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52a88" officeooo:paragraph-rsid="00152a88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final </text:p>
      <text:p text:style-name="P1"/>
      <text:p text:style-name="P1">Disciplina: SSC0103 - Programação Orientada a Objetos</text:p>
      <text:p text:style-name="P1">Professor: Dr. Márcio Delamaro</text:p>
      <text:p text:style-name="P1">Alunos PAE: Lucas Lagôa e Misael Jr</text:p>
      <text:p text:style-name="P1">Grupo [8]:</text:p>
      <text:p text:style-name="P1">Nome: Eduardo Souza Rocha N°USP: 11218692</text:p>
      <text:p text:style-name="P1">Nome: Fabio Dias da Cunha N°USP: 11320874</text:p>
      <text:p text:style-name="P1">Nome: Igor Lovatto Resende N°USP: 10439099</text:p>
      <text:p text:style-name="P1">Nome: Lucas Yuiti Oda Yamamoto N°USP: 11219025</text:p>
      <text:p text:style-name="P1"/>
      <text:p text:style-name="P2">1. Introdução</text:p>
      <text:p text:style-name="P4">Este trabalho consiste em uma aplicação composto por 3 jogos educativos que abordam diferentes tópicos de matemática. No caso os temas abordados foram: Números primos, equações do segundo grau e operações de soma.</text:p>
      <text:p text:style-name="P4"/>
      <text:p text:style-name="P3">2. Metodo</text:p>
      <text:p text:style-name="P5">A linguagem escolhida para o software foi o python, e para trabalhar com a parte gráfica foi utilizada a biblioteca pygames.</text:p>
      <text:p text:style-name="P5"/>
      <text:p text:style-name="P3">3. Jogos</text:p>
      <text:p text:style-name="P3">3.1 Snake com números primos</text:p>
      <text:p text:style-name="P6">Este jogo consiste em uma cobra que percorre a tela, utilizando as setas do teclado. O objetivo deste jogo é devorar o maior número de maças possivéis sem ultrapassar os limites da sala ou devorar o próprio corpo. Para as maçãs existem 2 tipos, uma maçã que contém um número primo e outra com um número não primo. A maçã a ser devorada é a com o número primo, comer a outra maçã acarreta em perda de pontu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2:39:09.395320725</meta:creation-date>
    <dc:date>2020-07-26T12:55:15.140773761</dc:date>
    <meta:editing-duration>PT5M55S</meta:editing-duration>
    <meta:editing-cycles>1</meta:editing-cycles>
    <meta:document-statistic meta:table-count="0" meta:image-count="0" meta:object-count="0" meta:page-count="1" meta:paragraph-count="16" meta:word-count="191" meta:character-count="1118" meta:non-whitespace-character-count="942"/>
    <meta:generator>LibreOffice/6.2.8.2$Linux_X86_64 LibreOffice_project/20$Build-2</meta:generator>
  </office:meta>
</office:document-meta>
</file>